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use-window-font-color="true"/>
    </style:style>
    <style:style style:name="P4" style:family="paragraph">
      <style:text-properties style:use-window-font-color="true"/>
    </style:style>
    <style:style style:name="P5" style:family="paragraph"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text-align="start"/>
      <style:text-properties fo:font-size="7pt" style:font-size-asian="7pt" style:font-size-complex="7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 fo:font-family="arial" style:font-family-generic="swiss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3.95cm" svg:y="5.243cm">
          <text:p text:style-name="P1">EVICT</text:p>
        </draw:rect>
        <draw:rect draw:style-name="gr1" draw:text-style-name="P1" xml:id="id2" draw:id="id2" draw:layer="layout" svg:width="3cm" svg:height="0.5cm" svg:x="3.95cm" svg:y="7.243cm">
          <text:p text:style-name="P1">EVICT_INVALID</text:p>
        </draw:rect>
        <draw:connector draw:style-name="Conector" draw:text-style-name="P3" draw:layer="layout" draw:type="lines" svg:x1="5.45cm" svg:y1="5.743cm" svg:x2="5.45cm" svg:y2="7.243cm" draw:start-shape="id1" draw:start-glue-point="2" draw:end-shape="id2" draw:end-glue-point="0" svg:d="m5450 5743v500 500 500">
          <text:p text:style-name="P2"><text:span text:style-name="T1">- ret.err=0</text:span></text:p>
          <text:p text:style-name="P2"><text:span text:style-name="T1">- get blk info → {tag, state}</text:span></text:p>
          <text:p text:style-name="P2"><text:span text:style-name="T1">- save {src_set, src_way, src_tag}</text:span></text:p>
          <text:p text:style-name="P2"><text:span text:style-name="T1">- call INVALIDATE(mod, NULL, set, way)</text:span></text:p>
        </draw:connector>
        <draw:connector draw:style-name="Conector" draw:layer="layout" svg:x1="5.45cm" svg:y1="4cm" svg:x2="5.45cm" svg:y2="5.243cm" draw:start-shape="id3" draw:start-glue-point="2" draw:end-shape="id1" draw:end-glue-point="0" svg:d="m5450 4000v1243">
          <text:p>in={mod, set, way}</text:p>
          <text:p>out={err}</text:p>
        </draw:connector>
        <draw:custom-shape draw:style-name="gr2" draw:text-style-name="P1" xml:id="id5" draw:id="id5" draw:layer="layout" svg:width="0.5cm" svg:height="0.5cm" svg:x="5.2cm" svg:y="10.99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Conector" draw:text-style-name="P2" draw:layer="layout" draw:type="line" svg:x1="5.45cm" svg:y1="10.243cm" svg:x2="5.45cm" svg:y2="10.993cm" draw:start-shape="id4" draw:start-glue-point="2" draw:end-shape="id5" draw:end-glue-point="4" svg:d="m5450 10243v750">
          <text:p text:style-name="P2"><text:span text:style-name="T2">- get low mod → {target}</text:span></text:p>
          <text:p>state?</text:p>
        </draw:connector>
        <draw:rect draw:style-name="gr1" draw:text-style-name="P1" xml:id="id6" draw:id="id6" draw:layer="layout" svg:width="3cm" svg:height="0.5cm" svg:x="3.95cm" svg:y="12.743cm">
          <text:p text:style-name="P1">EVICT_RECEIVE</text:p>
        </draw:rect>
        <draw:connector draw:style-name="Conector" draw:layer="layout" draw:type="line" svg:x1="5.45cm" svg:y1="11.493cm" svg:x2="5.45cm" svg:y2="12.743cm" draw:start-shape="id5" draw:start-glue-point="6" draw:end-shape="id6" draw:end-glue-point="0" svg:d="m5450 11493v1250">
          <text:p>M/O/N</text:p>
          <text:p>- send data to target</text:p>
          <text:p/>
        </draw:connector>
        <draw:connector draw:style-name="Conector" draw:layer="layout" draw:line-skew="1.25cm" svg:x1="5.7cm" svg:y1="11.243cm" svg:x2="6.95cm" svg:y2="12.993cm" draw:start-shape="id5" draw:start-glue-point="7" draw:end-shape="id6" draw:end-glue-point="1" svg:d="m5700 11243h3000v1750h-1750">
          <text:p><text:tab/><text:tab/><text:tab/><text:tab/><text:tab/><text:tab/>S/E</text:p>
          <text:p><text:tab/><text:tab/><text:tab/><text:tab/><text:tab/><text:tab/>- send ACK to target</text:p>
          <text:p/>
        </draw:connector>
        <draw:custom-shape draw:style-name="gr2" draw:text-style-name="P1" xml:id="id7" draw:id="id7" draw:layer="layout" svg:width="0.5cm" svg:height="0.5cm" svg:x="5.2cm" svg:y="1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1" draw:text-style-name="P1" xml:id="id8" draw:id="id8" draw:layer="layout" svg:width="3cm" svg:height="0.5cm" svg:x="1.95cm" svg:y="15.393cm">
          <text:p text:style-name="P1">EVICT_PROCESS</text:p>
        </draw:rect>
        <draw:connector draw:style-name="Conector" draw:layer="layout" svg:x1="5.2cm" svg:y1="14.25cm" svg:x2="3.45cm" svg:y2="15.393cm" draw:start-shape="id7" draw:start-glue-point="5" draw:end-shape="id8" draw:end-glue-point="0" svg:d="m5200 14250h-1750v1143">
          <text:p>TRUE</text:p>
          <text:p/>
        </draw:connector>
        <draw:rect draw:style-name="gr1" draw:text-style-name="P1" xml:id="id9" draw:id="id9" draw:layer="layout" svg:width="3cm" svg:height="0.5cm" svg:x="6.85cm" svg:y="21.5cm">
          <text:p text:style-name="P1">EVICT_REPLY</text:p>
        </draw:rect>
        <draw:rect draw:style-name="gr1" draw:text-style-name="P1" xml:id="id10" draw:id="id10" draw:layer="layout" svg:width="3cm" svg:height="0.5cm" svg:x="6.85cm" svg:y="22.95cm">
          <text:p text:style-name="P1">EVICT_REPLY_RECEIVE</text:p>
        </draw:rect>
        <draw:connector draw:style-name="Conector" draw:layer="layout" svg:x1="8.35cm" svg:y1="22cm" svg:x2="8.35cm" svg:y2="22.95cm" draw:start-shape="id9" draw:start-glue-point="2" draw:end-shape="id10" draw:end-glue-point="0" svg:d="m8350 22000v950">
          <text:p>- reply ACK to mod</text:p>
        </draw:connector>
        <draw:rect draw:style-name="gr1" draw:text-style-name="P1" xml:id="id11" draw:id="id11" draw:layer="layout" svg:width="2.5cm" svg:height="0.5cm" svg:x="7.1cm" svg:y="26cm">
          <text:p text:style-name="P1">EVICT_FINISH</text:p>
        </draw:rect>
        <draw:connector draw:style-name="Conector" draw:text-style-name="P4" draw:layer="layout" svg:x1="8.35cm" svg:y1="23.45cm" svg:x2="8.35cm" svg:y2="26cm" draw:start-shape="id10" draw:start-glue-point="2" draw:end-shape="id11" draw:end-glue-point="0" svg:d="m8350 23450v2550">
          <text:p><text:span text:style-name="T1">- if !err → invalidate block at {src_set, src_way}</text:span></text:p>
          <text:p><text:span text:style-name="T1">- sanity: no sharer/owner other than mod</text:span></text:p>
          <text:p><text:span text:style-name="T1"><text:tab/></text:span><text:span text:style-name="T1">in each dir_entry</text:span></text:p>
        </draw:connector>
        <draw:connector draw:style-name="Conector" draw:layer="layout" svg:x1="8.35cm" svg:y1="26.5cm" svg:x2="8.347cm" svg:y2="27.378cm" draw:start-shape="id11" draw:start-glue-point="2" svg:d="m8350 26500v689h-3v189">
          <text:p>ret</text:p>
        </draw:connector>
        <draw:connector draw:style-name="Conector" draw:layer="layout" draw:line-skew="-2.949cm" svg:x1="5.2cm" svg:y1="11.243cm" svg:x2="7.1cm" svg:y2="26.25cm" draw:start-shape="id5" draw:start-glue-point="5" draw:end-shape="id11" draw:end-glue-point="3" svg:d="m5200 11243h-3450v15007h5350"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  <text:p/>
        </draw:connector>
        <draw:rect draw:style-name="gr1" draw:text-style-name="P1" xml:id="id4" draw:id="id4" draw:layer="layout" svg:width="3cm" svg:height="0.5cm" svg:x="3.95cm" svg:y="9.743cm">
          <text:p text:style-name="P1">EVICT_ACTION</text:p>
        </draw:rect>
        <draw:custom-shape draw:style-name="gr3" draw:text-style-name="P5" draw:layer="layout" svg:width="1.5cm" svg:height="0.5cm" svg:x="2.7cm" svg:y="10.743cm">
          <text:p text:style-name="P1"><text:span text:style-name="T3">I (Inval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2" draw:id="id12" draw:layer="layout" svg:width="0.5cm" svg:height="0.5cm" svg:x="5.2cm" svg:y="8.49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Conector" draw:layer="layout" draw:type="line" svg:x1="5.45cm" svg:y1="7.743cm" svg:x2="5.45cm" svg:y2="8.493cm" draw:start-shape="id2" draw:start-glue-point="2" draw:end-shape="id12" draw:end-glue-point="4" svg:d="m5450 7743v750">
          <text:p>mod.kind?</text:p>
        </draw:connector>
        <draw:connector draw:style-name="Conector" draw:layer="layout" draw:type="line" svg:x1="5.45cm" svg:y1="8.993cm" svg:x2="5.45cm" svg:y2="9.743cm" draw:start-shape="id12" draw:start-glue-point="6" draw:end-shape="id4" draw:end-glue-point="0" svg:d="m5450 8993v750">
          <text:p>cache</text:p>
        </draw:connector>
        <draw:connector draw:style-name="Conector" draw:layer="layout" draw:line-skew="7.15cm" svg:x1="5.7cm" svg:y1="8.743cm" svg:x2="9.6cm" svg:y2="26.25cm" draw:start-shape="id12" draw:start-glue-point="7" draw:end-shape="id11" draw:end-glue-point="1" svg:d="m5700 8743h11550v17507h-7650">
          <text:p/>
        </draw:connector>
        <draw:custom-shape draw:style-name="gr3" draw:text-style-name="P6" draw:layer="layout" svg:width="5cm" svg:height="1cm" svg:x="7.2cm" svg:y="8.75cm">
          <text:p text:style-name="P2"><text:span text:style-name="T3">main memory (there was a conflict in</text:span></text:p>
          <text:p text:style-name="P2"><text:span text:style-name="T3">directory).</text:span></text:p>
          <text:p text:style-name="P2"><text:span text:style-name="T3">- invalidate block at {src_set, src_way}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4" draw:text-style-name="P1" xml:id="id3" draw:id="id3" draw:layer="layout" svg:width="3cm" svg:height="0.5cm" svg:x="3.95cm" svg:y="3.5cm">
          <text:p/>
        </draw:rect>
        <draw:custom-shape draw:style-name="gr3" draw:text-style-name="P5" draw:layer="layout" svg:width="1.5cm" svg:height="0.25cm" svg:x="6.7cm" svg:y="14.45cm">
          <text:p text:style-name="P1"><text:span text:style-name="T3">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Conector" draw:layer="layout" draw:type="line" svg:x1="5.45cm" svg:y1="13.243cm" svg:x2="5.45cm" svg:y2="14cm" draw:start-shape="id6" draw:start-glue-point="2" draw:end-shape="id7" draw:end-glue-point="4" svg:d="m5450 13243v757">
            <text:p/>
          </draw:connector>
          <draw:custom-shape draw:style-name="gr3" draw:text-style-name="P5" draw:layer="layout" svg:width="1.5cm" svg:height="0.25cm" svg:x="5.45cm" svg:y="13.5cm">
            <text:p text:style-name="P1"><text:span text:style-name="T3">State != N?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Conector" draw:layer="layout" svg:x1="5.7cm" svg:y1="14.25cm" svg:x2="9.9cm" svg:y2="15.45cm" draw:start-shape="id7" draw:start-glue-point="7" draw:end-shape="id13" draw:end-glue-point="0" svg:d="m5700 14250h4200v1200">
          <text:p/>
        </draw:connector>
        <draw:rect draw:style-name="gr1" draw:text-style-name="P1" xml:id="id13" draw:id="id13" draw:layer="layout" svg:width="3cm" svg:height="0.5cm" svg:x="8.4cm" svg:y="15.45cm">
          <text:p text:style-name="P1">EVICT_PROCESS_NONCOHERENT</text:p>
        </draw:rect>
        <draw:connector draw:style-name="Conector" draw:layer="layout" draw:type="line" svg:x1="5.45cm" svg:y1="11.493cm" svg:x2="5.45cm" svg:y2="12.743cm" svg:d="m5450 11493v1250">
          <text:p>M/O/N</text:p>
          <text:p>- send data to target</text:p>
          <text:p/>
        </draw:connector>
        <draw:connector draw:style-name="Conector" draw:layer="layout" draw:type="line" svg:x1="5.45cm" svg:y1="11.493cm" svg:x2="5.45cm" svg:y2="12.743cm" svg:d="m5450 11493v1250">
          <text:p>M/O/N</text:p>
          <text:p>- send data to target</text:p>
          <text:p/>
        </draw:connector>
        <draw:connector draw:style-name="Conector" draw:layer="layout" draw:line-skew="2.225cm" svg:x1="9.9cm" svg:y1="15.95cm" svg:x2="8.35cm" svg:y2="21.5cm" draw:start-shape="id13" draw:start-glue-point="2" draw:end-shape="id9" draw:end-glue-point="0" svg:d="m9900 15950v5000h-1550v550">
          <text:p/>
          <text:p><text:tab/><text:tab/><text:tab/>- if err → ret.err=1, </text:p>
          <text:p><text:tab/><text:tab/><text:tab/> <text:s text:c="3"/>unlock, goto EVICT_REPLY</text:p>
          <text:p><text:tab/><text:tab/><text:tab/>- state is N, so reply must</text:p>
          <text:p><text:tab/><text:tab/><text:tab/> <text:s text:c="3"/>be ACK_DATA</text:p>
          <text:p><text:tab/><text:tab/><text:tab/>- if state == E</text:p>
          <text:p><text:tab/><text:tab/><text:tab/> <text:s text:c="2"/>set state to M</text:p>
          <text:p><text:tab/><text:tab/><text:tab/>- if state == S</text:p>
          <text:p><text:tab/><text:tab/><text:tab/> <text:s text:c="2"/>set state to N</text:p>
          <text:p><text:tab/><text:tab/><text:tab/>- else (NOM)</text:p>
          <text:p><text:tab/><text:tab/><text:tab/> <text:s text:c="2"/>state is unchanged</text:p>
          <text:p><text:tab/><text:tab/><text:tab/>- for each dir_entry → {dir_entry_tag}</text:p>
          <text:p><text:tab/><text:tab/><text:tab/><text:tab/>if dir_entry_tag ϵ [src_tag, src_tag+mod.block_size]</text:p>
          <text:p><text:tab/><text:tab/><text:tab/><text:tab/><text:tab/>remove mod as owner/sharer</text:p>
          <text:p><text:tab/><text:tab/><text:tab/>- unlock block</text:p>
        </draw:connector>
        <draw:connector draw:style-name="Conector" draw:layer="layout" draw:line-skew="2.253cm" svg:x1="3.45cm" svg:y1="15.893cm" svg:x2="8.35cm" svg:y2="21.5cm" draw:start-shape="id8" draw:start-glue-point="2" draw:end-shape="id9" draw:end-glue-point="0" svg:d="m3450 15893v5057h4900v550">
          <text:p>- if err → ret.err=1, </text:p>
          <text:p><text:s text:c="4"/>unlock, goto EVICT_REPLY</text:p>
          <text:p>- if reply==ACK_DATA &amp;&amp; state == E</text:p>
          <text:p><text:s text:c="4"/>set state to M</text:p>
          <text:p><text:span text:style-name="T2">- for each dir_entry → {dir_entry_tag}</text:span></text:p>
          <text:p><text:span text:style-name="T2"><text:tab/></text:span><text:span text:style-name="T2">if dir_entry_tag </text:span><text:span text:style-name="T4">ϵ [src_tag, src_tag+mod.block_size]</text:span></text:p>
          <text:p><text:span text:style-name="T4"><text:tab/></text:span><text:span text:style-name="T4"><text:tab/></text:span><text:span text:style-name="T4">remove mod as owner/sharer</text:span></text:p>
          <text:p><text:span text:style-name="T2">- unlock blo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5:12:07</dc:date>
    <meta:editing-duration>PT3H12M8S</meta:editing-duration>
    <meta:editing-cycles>21</meta:editing-cycles>
    <meta:generator>LibreOffice/3.4$Unix LibreOffice_project/340m1$Build-502</meta:generator>
    <dc:creator>Dana Schaa</dc:creator>
    <meta:document-statistic meta:object-count="37"/>
    <meta:user-defined meta:name="Información 1"/>
    <meta:user-defined meta:name="Información 2"/>
    <meta:user-defined meta:name="Información 3"/>
    <meta:user-defined meta:name="Información 4"/>
  </office:meta>
</office:document-meta>
</file>